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T1" style:family="text">
      <style:text-properties officeooo:rsid="0013fb47"/>
    </style:style>
    <style:style style:name="T2" style:family="text">
      <style:text-properties fo:color="#ffde59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class <text:span text:style-name="T4">IBank</text:span> {</text:p>
      <text:p text:style-name="P2">// <text:span text:style-name="T1">sučelje</text:span></text:p>
      <text:p text:style-name="P2"><text:s text:c="2"/>double getBalance();</text:p>
      <text:p text:style-name="P2"><text:s text:c="2"/>void deposit(<text:span text:style-name="T1">amount</text:span>);</text:p>
      <text:p text:style-name="P2"><text:s text:c="2"/>void withdraw(amount);</text:p>
      <text:p text:style-name="P2">}</text:p>
      <text:p text:style-name="P2"/>
      <text:p text:style-name="P2"><text:s/>class <text:span text:style-name="T5">Transaction</text:span> {</text:p>
      <text:p text:style-name="P2">// <text:span text:style-name="T1">sučelje</text:span></text:p>
      <text:p text:style-name="P2"><text:s text:c="2"/>double get amount;</text:p>
      <text:p text:style-name="P2"><text:s text:c="2"/>DateTime get date;</text:p>
      <text:p text:style-name="P2"><text:s text:c="2"/>void execute(IBank bank);</text:p>
      <text:p text:style-name="P2">}</text:p>
      <text:p text:style-name="P2"/>
      <text:p text:style-name="P2"/>
      <text:p text:style-name="P2"><text:s/>class Person {</text:p>
      <text:p text:style-name="P2">// <text:span text:style-name="T1">Apstrakcija</text:span></text:p>
      <text:p text:style-name="P2"><text:s text:c="2"/>String get firstName;</text:p>
      <text:p text:style-name="P2"><text:s text:c="2"/>String get lastName;</text:p>
      <text:p text:style-name="P2"><text:s text:c="2"/>String get address;</text:p>
      <text:p text:style-name="P2"><text:s text:c="2"/>IBank get bankAccount; </text:p>
      <text:p text:style-name="P2"/>
      <text:p text:style-name="P2"/>
      <text:p text:style-name="P2">class User implements Person, IBank {</text:p>
      <text:p text:style-name="P2"><text:s text:c="2"/>final String firstName;</text:p>
      <text:p text:style-name="P2"><text:s text:c="2"/>final String lastName;</text:p>
      <text:p text:style-name="P2"><text:s text:c="2"/>final String address;</text:p>
      <text:p text:style-name="P2"><text:s text:c="2"/>final IBank bankAccount;</text:p>
      <text:p text:style-name="P2"/>
      <text:p text:style-name="P2"><text:s text:c="2"/>User(this.firstName, this.lastName, this.address, this.bankAccount);</text:p>
      <text:p text:style-name="P2"/>
      <text:p text:style-name="P2"><text:s text:c="2"/>@override</text:p>
      <text:p text:style-name="P2"><text:s text:c="2"/>double getBalance() =&gt; bankAccount.getBalance();</text:p>
      <text:p text:style-name="P2"/>
      <text:p text:style-name="P2"><text:s text:c="2"/>@override</text:p>
      <text:p text:style-name="P2"><text:s text:c="2"/>void deposit(double amount) =&gt; bankAccount.deposit(amount);</text:p>
      <text:p text:style-name="P2"/>
      <text:p text:style-name="P2"><text:s text:c="2"/>@override</text:p>
      <text:p text:style-name="P2"><text:s text:c="2"/>void withdraw(double amount) =&gt; bankAccount.withdraw(amount);</text:p>
      <text:p text:style-name="P2"/>
      <text:p text:style-name="P2"><text:s text:c="2"/>@override</text:p>
      <text:p text:style-name="P2"><text:s text:c="2"/>String get firstName =&gt; this.firstName;</text:p>
      <text:p text:style-name="P2"/>
      <text:p text:style-name="P2"><text:s text:c="2"/>@override</text:p>
      <text:p text:style-name="P2"><text:s text:c="2"/>String get lastName =&gt; this.lastName;</text:p>
      <text:p text:style-name="P2"/>
      <text:p text:style-name="P2"><text:s text:c="2"/>@override</text:p>
      <text:p text:style-name="P2"><text:s text:c="2"/>String get address =&gt; this.address;</text:p>
      <text:p text:style-name="P2"/>
      <text:p text:style-name="P2"><text:s text:c="2"/>@override</text:p>
      <text:p text:style-name="P2"><text:s text:c="2"/>IBank get bankAccount =&gt; this.bankAccount;</text:p>
      <text:p text:style-name="P2">}</text:p>
      <text:p text:style-name="P2"/>
      <text:p text:style-name="P2">class BankAccount implements IBank {</text:p>
      <text:p text:style-name="P2"><text:s text:c="2"/>double _balance = 0.0;</text:p>
      <text:p text:style-name="P2"/>
      <text:p text:style-name="P2"><text:s text:c="2"/>@override</text:p>
      <text:p text:style-name="P2"><text:s text:c="2"/>double getBalance() =&gt; _balance;</text:p>
      <text:p text:style-name="P2"/>
      <text:p text:style-name="P2"><text:s text:c="2"/>@override</text:p>
      <text:p text:style-name="P2"><text:s text:c="2"/>void deposit(double amount) {</text:p>
      <text:p text:style-name="P2"><text:s text:c="4"/>if (amount &gt; 0) {</text:p>
      <text:p text:style-name="P2"><text:s text:c="6"/>_balance += amount;</text:p>
      <text:p text:style-name="P2"><text:s text:c="4"/>} else {</text:p>
      <text:p text:style-name="P2"><text:soft-page-break/><text:s text:c="6"/>throw Exception("Invalid deposit amount");</text:p>
      <text:p text:style-name="P2"><text:s text:c="4"/>}</text:p>
      <text:p text:style-name="P2"><text:s text:c="2"/>}</text:p>
      <text:p text:style-name="P2"/>
      <text:p text:style-name="P2"><text:s text:c="2"/>@override</text:p>
      <text:p text:style-name="P2"><text:s text:c="2"/>void withdraw(double amount) {</text:p>
      <text:p text:style-name="P2"><text:s text:c="4"/>if (amount &gt; 0 &amp;&amp; amount &lt;= _balance) {</text:p>
      <text:p text:style-name="P2"><text:s text:c="6"/>_balance -= amount;</text:p>
      <text:p text:style-name="P2"><text:s text:c="4"/>} else {</text:p>
      <text:p text:style-name="P2"><text:s text:c="6"/>throw Exception("Insufficient funds or invalid withdraw amount");</text:p>
      <text:p text:style-name="P2"><text:s text:c="4"/>}</text:p>
      <text:p text:style-name="P2"><text:s text:c="2"/>}</text:p>
      <text:p text:style-name="P2">}</text:p>
      <text:p text:style-name="P2"/>
      <text:p text:style-name="P2">class Deposit implements Transaction {</text:p>
      <text:p text:style-name="P2"><text:s text:c="2"/>final double amount;</text:p>
      <text:p text:style-name="P2"><text:s text:c="2"/>final DateTime date;</text:p>
      <text:p text:style-name="P2"/>
      <text:p text:style-name="P2"><text:s text:c="2"/>Deposit(this.amount, this.date);</text:p>
      <text:p text:style-name="P2"/>
      <text:p text:style-name="P2"><text:s text:c="2"/>@override</text:p>
      <text:p text:style-name="P2"><text:s text:c="2"/>double get amount =&gt; this.amount;</text:p>
      <text:p text:style-name="P2"/>
      <text:p text:style-name="P2"><text:s text:c="2"/>@override</text:p>
      <text:p text:style-name="P2"><text:s text:c="2"/>DateTime get date =&gt; this.date;</text:p>
      <text:p text:style-name="P2"/>
      <text:p text:style-name="P2"><text:s text:c="2"/>@override</text:p>
      <text:p text:style-name="P2"><text:s text:c="2"/>void execute(IBank bank) =&gt; bank.deposit(amount);</text:p>
      <text:p text:style-name="P2">}</text:p>
      <text:p text:style-name="P2"/>
      <text:p text:style-name="P2">class Withdrawal implements Transaction {</text:p>
      <text:p text:style-name="P2"><text:s text:c="2"/>final double amount;</text:p>
      <text:p text:style-name="P2"><text:s text:c="2"/>final DateTime date;</text:p>
      <text:p text:style-name="P2"/>
      <text:p text:style-name="P2"><text:s text:c="2"/>Withdrawal(this.amount, this.date);</text:p>
      <text:p text:style-name="P2"/>
      <text:p text:style-name="P2"><text:s text:c="2"/>@override</text:p>
      <text:p text:style-name="P2"><text:s text:c="2"/>double get amount =&gt; this.amount;</text:p>
      <text:p text:style-name="P2"/>
      <text:p text:style-name="P2"><text:s text:c="2"/>@override</text:p>
      <text:p text:style-name="P2"><text:s text:c="2"/>DateTime get date =&gt; this.date;</text:p>
      <text:p text:style-name="P2"/>
      <text:p text:style-name="P2"><text:s text:c="2"/>@override</text:p>
      <text:p text:style-name="P2"><text:s text:c="2"/>void execute(IBank bank) =&gt; bank.withdraw(amount);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8:23.790599736</meta:creation-date>
    <dc:date>2024-05-02T11:58:53.493842830</dc:date>
    <meta:editing-duration>PT1H30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2" meta:paragraph-count="82" meta:word-count="238" meta:character-count="1939" meta:non-whitespace-character-count="1619"/>
  </office:meta>
</office:document-meta>
</file>